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ConnectionFactory.createContext( int sess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ConnectionFactory.createContext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ConnectionFactory.createContext( String userName , String password , int sess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ConnectionFactory.createConnection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ConnectionFactory.creat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ConnectionFactory.creat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